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3cm" draw:marker-start-width="0.245cm" draw:marker-end="Стили_20_стрелок_20_1" draw:marker-end-width="0.3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4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2" style:family="text">
      <style:text-properties fo:color="#ffffff"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id="id10" draw:layer="layout" svg:width="3.978cm" svg:height="0.89cm" svg:x="4.85cm" svg:y="6.9cm">
          <draw:text-box>
            <text:p text:style-name="P1"><text:span text:style-name="T1">Исходная речь</text:span></text:p>
          </draw:text-box>
        </draw:frame>
        <draw:connector draw:style-name="gr2" draw:text-style-name="P3" draw:layer="layout" svg:x1="12.6cm" svg:y1="11.8cm" svg:x2="11.8cm" svg:y2="11.8cm" draw:start-shape="id1" draw:start-glue-point="3" draw:end-shape="id2" draw:end-glue-point="1" svg:d="m12600 11800h-800">
          <text:p/>
        </draw:connector>
        <draw:connector draw:style-name="gr2" draw:text-style-name="P3" draw:layer="layout" svg:x1="9cm" svg:y1="11.8cm" svg:x2="8.2cm" svg:y2="11.8cm" draw:start-shape="id2" draw:start-glue-point="3" draw:end-shape="id3" draw:end-glue-point="1" svg:d="m9000 11800h-800">
          <text:p/>
        </draw:connector>
        <draw:frame draw:style-name="gr1" draw:text-style-name="P2" draw:id="id11" draw:layer="layout" svg:width="4.083cm" svg:height="0.89cm" svg:x="12cm" svg:y="15.8cm">
          <draw:text-box>
            <text:p text:style-name="P1"><text:span text:style-name="T1">Выходная речь</text:span></text:p>
          </draw:text-box>
        </draw:frame>
        <draw:custom-shape draw:style-name="gr3" draw:text-style-name="P5" draw:id="id4" draw:layer="layout" svg:width="2.8cm" svg:height="1.6cm" svg:x="12.6cm" svg:y="8.4cm">
          <text:p text:style-name="P4"><text:span text:style-name="T2">Кодер </text:span></text:p>
          <text:p text:style-name="P4"><text:span text:style-name="T2">источни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1.6cm" svg:y1="9.2cm" svg:x2="12.6cm" svg:y2="9.2cm" draw:end-shape="id4" draw:end-glue-point="3" svg:d="m11600 9200h1000">
          <text:p/>
        </draw:connector>
        <draw:connector draw:style-name="gr4" draw:text-style-name="P3" draw:layer="layout" svg:x1="8.2cm" svg:y1="9.2cm" svg:x2="9cm" svg:y2="9.2cm" draw:start-shape="id5" draw:start-glue-point="1" draw:end-shape="id6" draw:end-glue-point="3" svg:d="m8200 9200h800">
          <text:p/>
        </draw:connector>
        <draw:custom-shape draw:style-name="gr3" draw:text-style-name="P5" draw:id="id7" draw:layer="layout" svg:width="2.8cm" svg:height="1.6cm" svg:x="5.4cm" svg:y="13.8cm">
          <text:p text:style-name="P4"><text:span text:style-name="T2">Декодер </text:span></text:p>
          <text:p text:style-name="P4"><text:span text:style-name="T2">источни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6.8cm" svg:y1="12.6cm" svg:x2="6.8cm" svg:y2="13.8cm" draw:start-shape="id3" draw:end-shape="id7" draw:end-glue-point="0" svg:d="m6800 12600v1200">
          <text:p/>
        </draw:connector>
        <draw:connector draw:style-name="gr4" draw:text-style-name="P3" draw:layer="layout" svg:x1="8.2cm" svg:y1="14.6cm" svg:x2="9cm" svg:y2="14.6cm" draw:start-shape="id7" draw:start-glue-point="1" draw:end-shape="id8" draw:end-glue-point="3" svg:d="m8200 14600h800">
          <text:p/>
        </draw:connector>
        <draw:connector draw:style-name="gr4" draw:text-style-name="P3" draw:layer="layout" svg:x1="11.8cm" svg:y1="14.6cm" svg:x2="12.6cm" svg:y2="14.6cm" draw:start-shape="id8" draw:start-glue-point="1" draw:end-shape="id9" draw:end-glue-point="3" svg:d="m11800 14600h800">
          <text:p/>
        </draw:connector>
        <draw:connector draw:style-name="gr4" draw:text-style-name="P3" draw:layer="layout" svg:x1="6.839cm" svg:y1="7.79cm" svg:x2="6.8cm" svg:y2="8.4cm" draw:start-shape="id10" draw:start-glue-point="2" draw:end-shape="id5" draw:end-glue-point="0" svg:d="m6839 7790v305h-39v305">
          <text:p/>
        </draw:connector>
        <draw:connector draw:style-name="gr2" draw:text-style-name="P3" draw:layer="layout" svg:x1="14cm" svg:y1="10cm" svg:x2="14cm" svg:y2="11cm" draw:start-shape="id4" draw:start-glue-point="2" draw:end-shape="id1" draw:end-glue-point="0" svg:d="m14000 10000v1000">
          <text:p/>
        </draw:connector>
        <draw:connector draw:style-name="gr4" draw:text-style-name="P3" draw:layer="layout" svg:x1="14cm" svg:y1="15.4cm" svg:x2="13.996cm" svg:y2="15.99cm" draw:start-shape="id9" svg:d="m14000 15400v546h-4v44">
          <text:p/>
        </draw:connector>
        <draw:connector draw:style-name="gr5" draw:text-style-name="P3" draw:layer="layout" svg:x1="16.083cm" svg:y1="16.245cm" svg:x2="16.083cm" svg:y2="16.245cm" draw:start-shape="id11" draw:end-shape="id11" svg:d="m16083 16245">
          <text:p/>
        </draw:connector>
        <draw:frame draw:style-name="gr6" draw:text-style-name="P3" draw:layer="layout" svg:width="3.75cm" svg:height="0.8cm" svg:x="4.9cm" svg:y="6.25cm">
          <draw:image xlink:href="../../src_offo/wav.png" xlink:type="simple" xlink:show="embed" xlink:actuate="onLoad">
            <text:p/>
          </draw:image>
        </draw:frame>
        <draw:frame draw:style-name="gr6" draw:text-style-name="P3" draw:layer="layout" svg:width="4.65cm" svg:height="0.75cm" svg:x="11.7cm" svg:y="16.6cm">
          <draw:image xlink:href="../../src_offo/wav.png" xlink:type="simple" xlink:show="embed" xlink:actuate="onLoad">
            <text:p/>
          </draw:image>
        </draw:frame>
        <draw:custom-shape draw:style-name="gr7" draw:text-style-name="P4" draw:id="id5" draw:layer="layout" svg:width="2.8cm" svg:height="1.6cm" svg:x="5.4cm" svg:y="8.4cm">
          <text:p text:style-name="P4"><text:span text:style-name="T1">Фильт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6" draw:layer="layout" svg:width="2.8cm" svg:height="1.6cm" svg:x="9cm" svg:y="8.4cm">
          <text:p text:style-name="P4"><text:span text:style-name="T1">АЦ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1" draw:layer="layout" svg:width="2.8cm" svg:height="1.6cm" svg:x="12.6cm" svg:y="11cm">
          <text:p text:style-name="P4"><text:span text:style-name="T1">Кодер </text:span></text:p>
          <text:p text:style-name="P4"><text:span text:style-name="T1">канал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2" draw:layer="layout" svg:width="2.8cm" svg:height="1.6cm" svg:x="9cm" svg:y="11cm">
          <text:p text:style-name="P4"><text:span text:style-name="T1">Кана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3" draw:layer="layout" svg:width="2.8cm" svg:height="1.6cm" svg:x="5.4cm" svg:y="11cm">
          <text:p text:style-name="P4"><text:span text:style-name="T1">Декодер </text:span></text:p>
          <text:p text:style-name="P4"><text:span text:style-name="T1">канал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8" draw:layer="layout" svg:width="2.8cm" svg:height="1.6cm" svg:x="9cm" svg:y="13.8cm">
          <text:p text:style-name="P4"><text:span text:style-name="T1">ЦА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9" draw:layer="layout" svg:width="2.8cm" svg:height="1.6cm" svg:x="12.6cm" svg:y="13.8cm">
          <text:p text:style-name="P4"><text:span text:style-name="T1">Фильт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1-29T17:32:33.45</meta:creation-date>
    <dc:date>2012-02-11T12:11:52.78</dc:date>
    <meta:editing-duration>PT06H54M23S</meta:editing-duration>
    <meta:editing-cycles>13</meta:editing-cycles>
    <meta:generator>OpenOffice.org/3.2$Win32 OpenOffice.org_project/320m12$Build-9483</meta:generator>
    <meta:document-statistic meta:object-count="24"/>
  </office:meta>
</office:document-meta>
</file>